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7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justify" fo:text-align-last="star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2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8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278in" style:font-size-asian="0.40278in" style:font-size-complex="0.402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center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52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11655in" fo:padding-bottom="0.11655in" fo:padding-left="0.11655in" fo:padding-right="0.11655in" draw:textarea-vertical-align="middle" draw:textarea-horizontal-align="center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11727in" fo:padding-bottom="0.11727in" fo:padding-left="0in" fo:padding-right="0.14983in" draw:textarea-vertical-align="middle" draw:textarea-horizontal-align="center" draw:fill="solid" draw:fill-color="#b2c1db" draw:opacity="100%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center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5">
      <style:paragraph-properties fo:line-height="100%" fo:text-align="justify" fo:text-align-last="star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12488in" fo:padding-bottom="0.12488in" fo:padding-left="0.12488in" fo:padding-right="0.12488in" draw:textarea-vertical-align="middle" draw:textarea-horizontal-align="center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11727in" fo:padding-bottom="0.11727in" fo:padding-left="0in" fo:padding-right="0.15037in" draw:textarea-vertical-align="middle" draw:textarea-horizontal-align="center" draw:fill="solid" draw:fill-color="#b2c1db" draw:opacity="100%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8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imes New Roman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imes New Roman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0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imes New Roman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.12488in" fo:padding-bottom="0.12488in" fo:padding-left="0.12488in" fo:padding-right="0.12488in" draw:textarea-vertical-align="middle" draw:textarea-horizontal-align="center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drawing-page" style:name="a4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3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barU" style:font-family-complex="Times New Roman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justify" fo:text-align-last="star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bg" fo:country="BG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justify" fo:text-align-last="star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justify" fo:text-align-last="star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imes New Roman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imes New Roman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imes New Roman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barU" style:font-family-complex="Times New Roman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justify" fo:text-align-last="star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7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1">
      <style:paragraph-properties fo:line-height="90%" fo:text-align="justify" fo:text-align-last="star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justify" fo:text-align-last="star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justify" fo:text-align-last="star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imes New Roman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justify" fo:text-align-last="star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justify" fo:text-align-last="star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imes New Roman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imes New Roman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justify" fo:text-align-last="star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justify" fo:text-align-last="star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0278in" style:font-size-asian="0.40278in" style:font-size-complex="0.402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0278in" style:font-size-asian="0.40278in" style:font-size-complex="0.402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278in" style:font-size-asian="0.40278in" style:font-size-complex="0.402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justify" fo:text-align-last="star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imes New Roman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1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bg" fo:country="BG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imes New Roman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4">
      <style:paragraph-properties fo:line-height="100%" fo:text-align="justify" fo:text-align-last="star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justify" fo:text-align-last="star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5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4375in" text:min-label-width="0.375in"/>
        <style:text-properties fo:font-size="100%"/>
      </text:list-level-style-bullet>
      <text:list-level-style-bullet text:level="3" text:bullet-char="-">
        <style:list-level-properties text:space-before="0.875in" text:min-label-width="0.375in"/>
        <style:text-properties fo:font-size="100%"/>
      </text:list-level-style-bullet>
      <text:list-level-style-bullet text:level="4" text:bullet-char="-">
        <style:list-level-properties text:space-before="1.375in" text:min-label-width="0.375in"/>
        <style:text-properties fo:font-size="100%"/>
      </text:list-level-style-bullet>
      <text:list-level-style-bullet text:level="5" text:bullet-char="-">
        <style:list-level-properties text:space-before="1.875in" text:min-label-width="0.375in"/>
        <style:text-properties fo:font-size="100%"/>
      </text:list-level-style-bullet>
      <text:list-level-style-bullet text:level="6" text:bullet-char="-">
        <style:list-level-properties text:space-before="2.125in" text:min-label-width="0.375in"/>
        <style:text-properties fo:font-size="100%"/>
      </text:list-level-style-bullet>
      <text:list-level-style-bullet text:level="7" text:bullet-char="-">
        <style:list-level-properties text:space-before="2.625in" text:min-label-width="0.375in"/>
        <style:text-properties fo:font-size="100%"/>
      </text:list-level-style-bullet>
      <text:list-level-style-bullet text:level="8" text:bullet-char="-">
        <style:list-level-properties text:space-before="3.125in" text:min-label-width="0.375in"/>
        <style:text-properties fo:font-size="100%"/>
      </text:list-level-style-bullet>
      <text:list-level-style-bullet text:level="9" text:bullet-char="-">
        <style:list-level-properties text:space-before="3.625in" text:min-label-width="0.375in"/>
        <style:text-properties fo:font-size="100%"/>
      </text:list-level-style-bullet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99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4375in" text:min-label-width="0.375in"/>
        <style:text-properties fo:font-size="100%"/>
      </text:list-level-style-bullet>
      <text:list-level-style-bullet text:level="3" text:bullet-char="-">
        <style:list-level-properties text:space-before="0.875in" text:min-label-width="0.375in"/>
        <style:text-properties fo:font-size="100%"/>
      </text:list-level-style-bullet>
      <text:list-level-style-bullet text:level="4" text:bullet-char="-">
        <style:list-level-properties text:space-before="1.375in" text:min-label-width="0.375in"/>
        <style:text-properties fo:font-size="100%"/>
      </text:list-level-style-bullet>
      <text:list-level-style-bullet text:level="5" text:bullet-char="-">
        <style:list-level-properties text:space-before="1.875in" text:min-label-width="0.375in"/>
        <style:text-properties fo:font-size="100%"/>
      </text:list-level-style-bullet>
      <text:list-level-style-bullet text:level="6" text:bullet-char="-">
        <style:list-level-properties text:space-before="2.125in" text:min-label-width="0.375in"/>
        <style:text-properties fo:font-size="100%"/>
      </text:list-level-style-bullet>
      <text:list-level-style-bullet text:level="7" text:bullet-char="-">
        <style:list-level-properties text:space-before="2.625in" text:min-label-width="0.375in"/>
        <style:text-properties fo:font-size="100%"/>
      </text:list-level-style-bullet>
      <text:list-level-style-bullet text:level="8" text:bullet-char="-">
        <style:list-level-properties text:space-before="3.125in" text:min-label-width="0.375in"/>
        <style:text-properties fo:font-size="100%"/>
      </text:list-level-style-bullet>
      <text:list-level-style-bullet text:level="9" text:bullet-char="-">
        <style:list-level-properties text:space-before="3.625in" text:min-label-width="0.375in"/>
        <style:text-properties fo:font-size="100%"/>
      </text:list-level-style-bullet>
    </text:list-style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1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04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4375in" text:min-label-width="0.375in"/>
        <style:text-properties fo:font-size="100%"/>
      </text:list-level-style-bullet>
      <text:list-level-style-bullet text:level="3" text:bullet-char="-">
        <style:list-level-properties text:space-before="0.875in" text:min-label-width="0.375in"/>
        <style:text-properties fo:font-size="100%"/>
      </text:list-level-style-bullet>
      <text:list-level-style-bullet text:level="4" text:bullet-char="-">
        <style:list-level-properties text:space-before="1.375in" text:min-label-width="0.375in"/>
        <style:text-properties fo:font-size="100%"/>
      </text:list-level-style-bullet>
      <text:list-level-style-bullet text:level="5" text:bullet-char="-">
        <style:list-level-properties text:space-before="1.875in" text:min-label-width="0.375in"/>
        <style:text-properties fo:font-size="100%"/>
      </text:list-level-style-bullet>
      <text:list-level-style-bullet text:level="6" text:bullet-char="-">
        <style:list-level-properties text:space-before="2.125in" text:min-label-width="0.375in"/>
        <style:text-properties fo:font-size="100%"/>
      </text:list-level-style-bullet>
      <text:list-level-style-bullet text:level="7" text:bullet-char="-">
        <style:list-level-properties text:space-before="2.625in" text:min-label-width="0.375in"/>
        <style:text-properties fo:font-size="100%"/>
      </text:list-level-style-bullet>
      <text:list-level-style-bullet text:level="8" text:bullet-char="-">
        <style:list-level-properties text:space-before="3.125in" text:min-label-width="0.375in"/>
        <style:text-properties fo:font-size="100%"/>
      </text:list-level-style-bullet>
      <text:list-level-style-bullet text:level="9" text:bullet-char="-">
        <style:list-level-properties text:space-before="3.625in" text:min-label-width="0.375in"/>
        <style:text-properties fo:font-size="100%"/>
      </text:list-level-style-bullet>
    </text:list-style>
    <text:list-style style:name="a64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07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4375in" text:min-label-width="0.375in"/>
        <style:text-properties fo:font-size="100%"/>
      </text:list-level-style-bullet>
      <text:list-level-style-bullet text:level="3" text:bullet-char="-">
        <style:list-level-properties text:space-before="0.875in" text:min-label-width="0.375in"/>
        <style:text-properties fo:font-size="100%"/>
      </text:list-level-style-bullet>
      <text:list-level-style-bullet text:level="4" text:bullet-char="-">
        <style:list-level-properties text:space-before="1.375in" text:min-label-width="0.375in"/>
        <style:text-properties fo:font-size="100%"/>
      </text:list-level-style-bullet>
      <text:list-level-style-bullet text:level="5" text:bullet-char="-">
        <style:list-level-properties text:space-before="1.875in" text:min-label-width="0.375in"/>
        <style:text-properties fo:font-size="100%"/>
      </text:list-level-style-bullet>
      <text:list-level-style-bullet text:level="6" text:bullet-char="-">
        <style:list-level-properties text:space-before="2.125in" text:min-label-width="0.375in"/>
        <style:text-properties fo:font-size="100%"/>
      </text:list-level-style-bullet>
      <text:list-level-style-bullet text:level="7" text:bullet-char="-">
        <style:list-level-properties text:space-before="2.625in" text:min-label-width="0.375in"/>
        <style:text-properties fo:font-size="100%"/>
      </text:list-level-style-bullet>
      <text:list-level-style-bullet text:level="8" text:bullet-char="-">
        <style:list-level-properties text:space-before="3.125in" text:min-label-width="0.375in"/>
        <style:text-properties fo:font-size="100%"/>
      </text:list-level-style-bullet>
      <text:list-level-style-bullet text:level="9" text:bullet-char="-">
        <style:list-level-properties text:space-before="3.625in" text:min-label-width="0.375in"/>
        <style:text-properties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4375in" text:min-label-width="0.375in"/>
        <style:text-properties fo:font-size="100%"/>
      </text:list-level-style-bullet>
      <text:list-level-style-bullet text:level="3" text:bullet-char="-">
        <style:list-level-properties text:space-before="0.875in" text:min-label-width="0.375in"/>
        <style:text-properties fo:font-size="100%"/>
      </text:list-level-style-bullet>
      <text:list-level-style-bullet text:level="4" text:bullet-char="-">
        <style:list-level-properties text:space-before="1.375in" text:min-label-width="0.375in"/>
        <style:text-properties fo:font-size="100%"/>
      </text:list-level-style-bullet>
      <text:list-level-style-bullet text:level="5" text:bullet-char="-">
        <style:list-level-properties text:space-before="1.875in" text:min-label-width="0.375in"/>
        <style:text-properties fo:font-size="100%"/>
      </text:list-level-style-bullet>
      <text:list-level-style-bullet text:level="6" text:bullet-char="-">
        <style:list-level-properties text:space-before="2.125in" text:min-label-width="0.375in"/>
        <style:text-properties fo:font-size="100%"/>
      </text:list-level-style-bullet>
      <text:list-level-style-bullet text:level="7" text:bullet-char="-">
        <style:list-level-properties text:space-before="2.625in" text:min-label-width="0.375in"/>
        <style:text-properties fo:font-size="100%"/>
      </text:list-level-style-bullet>
      <text:list-level-style-bullet text:level="8" text:bullet-char="-">
        <style:list-level-properties text:space-before="3.125in" text:min-label-width="0.375in"/>
        <style:text-properties fo:font-size="100%"/>
      </text:list-level-style-bullet>
      <text:list-level-style-bullet text:level="9" text:bullet-char="-">
        <style:list-level-properties text:space-before="3.625in" text:min-label-width="0.375in"/>
        <style:text-properties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5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9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</office:automatic-styles>
  <office:body>
    <office:presentation>
      <draw:page draw:name="Slide1" draw:style-name="a370" draw:master-page-name="Master1-Layout1-title-Title-Slide" presentation:presentation-page-layout-name="Master1-PPL1" draw:id="Slide-256">
        <draw:frame draw:id="id67" presentation:style-name="a376" draw:name="Title 1" svg:x="0.75in" svg:y="2.32986in" svg:width="8.5in" svg:height="1.60764in" presentation:class="title" presentation:placeholder="false">
          <draw:text-box>
            <text:p text:style-name="a375" text:class-names="" text:cond-style-name=""><text:span text:style-name="a371" text:class-names=""><text:line-break/></text:span><text:span text:style-name="a372" text:class-names="">ЛЕКЦИЯ 2 <text:line-break/>ПРАВНИ НОРМИ<text:s text:c="1"/></text:span><text:span text:style-name="a373" text:class-names=""><text:line-break/></text:span><text:span text:style-name="a374" text:class-names=""/></text:p>
          </draw:text-box>
          <svg:title/>
          <svg:desc/>
        </draw:frame>
        <draw:frame draw:id="id68" presentation:style-name="a383" draw:name="Subtitle 2" svg:x="1.5in" svg:y="4.25in" svg:width="7in" svg:height="1.91667in" presentation:class="subtitle" presentation:placeholder="false">
          <draw:text-box>
            <text:p text:style-name="a378" text:class-names="" text:cond-style-name=""><text:span text:style-name="a377" text:class-names=""/></text:p>
            <text:p text:style-name="a380" text:class-names="" text:cond-style-name=""><text:span text:style-name="a379" text:class-names="">Доц. д-р Невяна Кънева</text:span></text:p>
            <text:p text:style-name="a382" text:class-names="" text:cond-style-name=""><text:span text:style-name="a381" text:class-names=""/></text:p>
          </draw:text-box>
          <svg:title/>
          <svg:desc/>
        </draw:frame>
      </draw:page>
      <draw:page draw:name="Slide2" draw:style-name="a384" draw:master-page-name="Master1-Layout2-obj-Title-and-Content" presentation:presentation-page-layout-name="Master1-PPL2" draw:id="Slide-257">
        <draw:frame draw:id="id69" presentation:style-name="a387" draw:name="Title 1" svg:x="0.5in" svg:y="0.30035in" svg:width="9in" svg:height="1.25in" presentation:class="title" presentation:placeholder="false">
          <draw:text-box>
            <text:p text:style-name="a386" text:class-names="" text:cond-style-name=""><text:span text:style-name="a385" text:class-names="">Основни теми</text:span></text:p>
          </draw:text-box>
          <svg:title/>
          <svg:desc/>
        </draw:frame>
        <draw:frame draw:id="id70" presentation:style-name="a412" draw:name="Content Placeholder 2" svg:x="0.5in" svg:y="1.75in" svg:width="9in" svg:height="4.94965in" presentation:class="outline" presentation:placeholder="false">
          <draw:text-box>
            <text:list text:style-name="a390">
              <text:list-item>
                <text:p text:style-name="a389" text:class-names="" text:cond-style-name=""><text:span text:style-name="a388" text:class-names=""/></text:p>
              </text:list-item>
            </text:list>
            <text:list text:style-name="a394">
              <text:list-item>
                <text:p text:style-name="a393" text:class-names="" text:cond-style-name=""><text:span text:style-name="a391" text:class-names="">І.Същност и структура на правните норми</text:span><text:span text:style-name="a392" text:class-names=""/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/></text:p>
              </text:list-item>
            </text:list>
            <text:list text:style-name="a401">
              <text:list-item>
                <text:p text:style-name="a400" text:class-names="" text:cond-style-name=""><text:span text:style-name="a398" text:class-names="">ІІ.Видове правни норми</text:span><text:span text:style-name="a399" text:class-names=""/></text:p>
              </text:list-item>
            </text:list>
            <text:list text:style-name="a404">
              <text:list-item>
                <text:p text:style-name="a403" text:class-names="" text:cond-style-name=""><text:span text:style-name="a402" text:class-names=""/></text:p>
              </text:list-item>
            </text:list>
            <text:list text:style-name="a408">
              <text:list-item>
                <text:p text:style-name="a407" text:class-names="" text:cond-style-name=""><text:span text:style-name="a405" text:class-names="">ІІІ.Тълкуване на правните норми</text:span><text:span text:style-name="a406" text:class-names=""/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/></text:p>
              </text:list-item>
            </text:list>
          </draw:text-box>
          <svg:title/>
          <svg:desc/>
        </draw:frame>
      </draw:page>
      <draw:page draw:name="Slide3" draw:style-name="a413" draw:master-page-name="Master1-Layout2-obj-Title-and-Content" presentation:presentation-page-layout-name="Master1-PPL2" draw:id="Slide-258">
        <draw:frame draw:id="id71" presentation:style-name="a418" draw:name="Title 1" svg:x="0.5in" svg:y="0.30035in" svg:width="9in" svg:height="1.25in" presentation:class="title" presentation:placeholder="false">
          <draw:text-box>
            <text:p text:style-name="a417" text:class-names="" text:cond-style-name=""><text:span text:style-name="a414" text:class-names=""><text:line-break/>І.Същност и структура на правните норми</text:span><text:span text:style-name="a415" text:class-names=""><text:line-break/></text:span><text:span text:style-name="a416" text:class-names=""/></text:p>
          </draw:text-box>
          <svg:title/>
          <svg:desc/>
        </draw:frame>
        <draw:frame draw:id="id72" presentation:style-name="a446" draw:name="Content Placeholder 2" svg:x="0.5in" svg:y="1.75in" svg:width="9in" svg:height="4.94965in" presentation:class="outline" presentation:placeholder="false">
          <draw:text-box>
            <text:list text:style-name="a425">
              <text:list-item>
                <text:p text:style-name="a424" text:class-names="" text:cond-style-name=""><text:span text:style-name="a419" text:class-names="">Определение:</text:span><text:span text:style-name="a420" text:class-names=""><text:s text:c="1"/></text:span><text:span text:style-name="a421" text:class-names="">правната норма е задължително правило<text:s text:c="1"/></text:span><text:span text:style-name="a422" text:class-names="">за<text:s text:c="1"/></text:span><text:span text:style-name="a423" text:class-names="">поведение, установено и санкционирано от държавата</text:span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/></text:p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>Основни характеристики на правните норми:</text:span></text:p>
              </text:list-item>
            </text:list>
            <text:list text:style-name="a434">
              <text:list-item>
                <text:p text:style-name="a433" text:class-names="" text:cond-style-name=""><text:span text:style-name="a432" text:class-names="">особен вид социални норми</text:span></text:p>
              </text:list-item>
            </text:list>
            <text:list text:style-name="a438">
              <text:list-item>
                <text:p text:style-name="a437" text:class-names="" text:cond-style-name=""><text:span text:style-name="a435" text:class-names="">държавновластнически</text:span><text:span text:style-name="a436" text:class-names=""><text:s text:c="1"/>характер</text:span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>общи правила за поведение</text:span></text:p>
              </text:list-item>
            </text:list>
            <text:list text:style-name="a445">
              <text:list-item>
                <text:p text:style-name="a444" text:class-names="" text:cond-style-name=""><text:span text:style-name="a442" text:class-names="">перманентно действие</text:span><text:span text:style-name="a443" text:class-names=""/></text:p>
              </text:list-item>
            </text:list>
          </draw:text-box>
          <svg:title/>
          <svg:desc/>
        </draw:frame>
      </draw:page>
      <draw:page draw:name="Slide5" draw:style-name="a447" draw:master-page-name="Master1-Layout2-obj-Title-and-Content" presentation:presentation-page-layout-name="Master1-PPL2" draw:id="Slide-260">
        <draw:frame draw:id="id73" presentation:style-name="a450" draw:name="Title 1" svg:x="0.5in" svg:y="0.30035in" svg:width="9in" svg:height="1.25in" presentation:class="title" presentation:placeholder="false">
          <draw:text-box>
            <text:p text:style-name="a449" text:class-names="" text:cond-style-name=""><text:span text:style-name="a448" text:class-names="">Структура на правната норма</text:span></text:p>
          </draw:text-box>
          <svg:title/>
          <svg:desc/>
        </draw:frame>
        <draw:g draw:name="Content Placeholder 4" draw:id="id74">
          <svg:title/>
          <svg:desc/>
          <draw:custom-shape svg:x="0.51131in" svg:y="3.51375in" svg:width="2.36426in" svg:height="1.41855in" draw:id="id75" draw:style-name="a455" draw:name="Freeform 3">
            <svg:title/>
            <svg:desc/>
            <text:p text:style-name="a452" text:class-names="" text:cond-style-name=""><text:span text:style-name="a451" text:class-names="">Хипотеза</text:span></text:p>
            <text:p text:style-name="a454" text:class-names="" text:cond-style-name=""><text:span text:style-name="a453" text:class-names="">Ако……………</text:span></text:p>
            <draw:enhanced-geometry xmlns:dr3d="urn:oasis:names:tc:opendocument:xmlns:dr3d:1.0" draw:type="non-primitive" svg:viewBox="0 0 2161877 1297126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161877"/>
              <draw:equation draw:name="f2" draw:formula="1297126"/>
              <draw:equation draw:name="f3" draw:formula="129713"/>
              <draw:equation draw:name="f4" draw:formula="58074"/>
              <draw:equation draw:name="f5" draw:formula="2032164"/>
              <draw:equation draw:name="f6" draw:formula="2103803"/>
              <draw:equation draw:name="f7" draw:formula="1167413"/>
              <draw:equation draw:name="f8" draw:formula="1239052"/>
              <draw:equation draw:name="f9" draw:formula="?f2 - ?f0"/>
              <draw:equation draw:name="f10" draw:formula="?f1 - ?f0"/>
              <draw:equation draw:name="f11" draw:formula="?f10 / 2161877"/>
              <draw:equation draw:name="f12" draw:formula="?f9 / 1297126"/>
              <draw:equation draw:name="f13" draw:formula="0 * ?f10"/>
              <draw:equation draw:name="f14" draw:formula="129713 * ?f9"/>
              <draw:equation draw:name="f15" draw:formula="129713 * ?f10"/>
              <draw:equation draw:name="f16" draw:formula="0 * ?f9"/>
              <draw:equation draw:name="f17" draw:formula="2032164 * ?f10"/>
              <draw:equation draw:name="f18" draw:formula="2161877 * ?f10"/>
              <draw:equation draw:name="f19" draw:formula="1167413 * ?f9"/>
              <draw:equation draw:name="f20" draw:formula="1297126 * ?f9"/>
              <draw:equation draw:name="f21" draw:formula="?f13 / 2161877"/>
              <draw:equation draw:name="f22" draw:formula="?f14 / 1297126"/>
              <draw:equation draw:name="f23" draw:formula="?f15 / 2161877"/>
              <draw:equation draw:name="f24" draw:formula="?f16 / 1297126"/>
              <draw:equation draw:name="f25" draw:formula="?f17 / 2161877"/>
              <draw:equation draw:name="f26" draw:formula="?f18 / 2161877"/>
              <draw:equation draw:name="f27" draw:formula="?f19 / 1297126"/>
              <draw:equation draw:name="f28" draw:formula="?f20 / 129712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width="0.49942in" svg:height="0.58634in" draw:id="id76" draw:style-name="a458" draw:transform="translate(-0.24971in -0.29317in) rotate(-0.00054) translate(3.36086in 4.22393in)" draw:name="Freeform 4">
            <svg:title/>
            <svg:desc/>
            <text:p text:style-name="a457" text:class-names="" text:cond-style-name=""><text:span text:style-name="a456" text:class-names=""/></text:p>
            <draw:enhanced-geometry xmlns:dr3d="urn:oasis:names:tc:opendocument:xmlns:dr3d:1.0" draw:type="non-primitive" svg:viewBox="0 0 456668 536145" draw:enhanced-path="M ?f0 ?f3 L ?f4 ?f3 ?f4 ?f0 ?f1 ?f5 ?f4 ?f2 ?f4 ?f6 ?f0 ?f6 ?f0 ?f3 Z N" draw:text-areas="?f27 ?f29 ?f28 ?f30" draw:glue-points="?f31 ?f32 ?f33 ?f32 ?f33 ?f34 ?f35 ?f36 ?f33 ?f37 ?f33 ?f38 ?f31 ?f38 ?f31 ?f32" draw:glue-point-leaving-directions="-90, -90, -90, -90, -90, -90, -90, -90">
              <draw:equation draw:name="f0" draw:formula="0"/>
              <draw:equation draw:name="f1" draw:formula="456668"/>
              <draw:equation draw:name="f2" draw:formula="536145"/>
              <draw:equation draw:name="f3" draw:formula="107229"/>
              <draw:equation draw:name="f4" draw:formula="228334"/>
              <draw:equation draw:name="f5" draw:formula="268073"/>
              <draw:equation draw:name="f6" draw:formula="428916"/>
              <draw:equation draw:name="f7" draw:formula="?f2 - ?f0"/>
              <draw:equation draw:name="f8" draw:formula="?f1 - ?f0"/>
              <draw:equation draw:name="f9" draw:formula="?f8 / 456668"/>
              <draw:equation draw:name="f10" draw:formula="?f7 / 536145"/>
              <draw:equation draw:name="f11" draw:formula="0 * ?f8"/>
              <draw:equation draw:name="f12" draw:formula="107229 * ?f7"/>
              <draw:equation draw:name="f13" draw:formula="228334 * ?f8"/>
              <draw:equation draw:name="f14" draw:formula="0 * ?f7"/>
              <draw:equation draw:name="f15" draw:formula="456668 * ?f8"/>
              <draw:equation draw:name="f16" draw:formula="268073 * ?f7"/>
              <draw:equation draw:name="f17" draw:formula="536145 * ?f7"/>
              <draw:equation draw:name="f18" draw:formula="428916 * ?f7"/>
              <draw:equation draw:name="f19" draw:formula="?f11 / 456668"/>
              <draw:equation draw:name="f20" draw:formula="?f12 / 536145"/>
              <draw:equation draw:name="f21" draw:formula="?f13 / 456668"/>
              <draw:equation draw:name="f22" draw:formula="?f14 / 536145"/>
              <draw:equation draw:name="f23" draw:formula="?f15 / 456668"/>
              <draw:equation draw:name="f24" draw:formula="?f16 / 536145"/>
              <draw:equation draw:name="f25" draw:formula="?f17 / 536145"/>
              <draw:equation draw:name="f26" draw:formula="?f18 / 536145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svg:x="3.81787in" svg:y="3.51555in" svg:width="2.36426in" svg:height="1.41855in" draw:id="id77" draw:style-name="a463" draw:name="Freeform 5">
            <svg:title/>
            <svg:desc/>
            <text:p text:style-name="a460" text:class-names="" text:cond-style-name=""><text:span text:style-name="a459" text:class-names="">Диспозиция</text:span></text:p>
            <text:p text:style-name="a462" text:class-names="" text:cond-style-name=""><text:span text:style-name="a461" text:class-names="">То……………</text:span></text:p>
            <draw:enhanced-geometry xmlns:dr3d="urn:oasis:names:tc:opendocument:xmlns:dr3d:1.0" draw:type="non-primitive" svg:viewBox="0 0 2161877 1297126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161877"/>
              <draw:equation draw:name="f2" draw:formula="1297126"/>
              <draw:equation draw:name="f3" draw:formula="129713"/>
              <draw:equation draw:name="f4" draw:formula="58074"/>
              <draw:equation draw:name="f5" draw:formula="2032164"/>
              <draw:equation draw:name="f6" draw:formula="2103803"/>
              <draw:equation draw:name="f7" draw:formula="1167413"/>
              <draw:equation draw:name="f8" draw:formula="1239052"/>
              <draw:equation draw:name="f9" draw:formula="?f2 - ?f0"/>
              <draw:equation draw:name="f10" draw:formula="?f1 - ?f0"/>
              <draw:equation draw:name="f11" draw:formula="?f10 / 2161877"/>
              <draw:equation draw:name="f12" draw:formula="?f9 / 1297126"/>
              <draw:equation draw:name="f13" draw:formula="0 * ?f10"/>
              <draw:equation draw:name="f14" draw:formula="129713 * ?f9"/>
              <draw:equation draw:name="f15" draw:formula="129713 * ?f10"/>
              <draw:equation draw:name="f16" draw:formula="0 * ?f9"/>
              <draw:equation draw:name="f17" draw:formula="2032164 * ?f10"/>
              <draw:equation draw:name="f18" draw:formula="2161877 * ?f10"/>
              <draw:equation draw:name="f19" draw:formula="1167413 * ?f9"/>
              <draw:equation draw:name="f20" draw:formula="1297126 * ?f9"/>
              <draw:equation draw:name="f21" draw:formula="?f13 / 2161877"/>
              <draw:equation draw:name="f22" draw:formula="?f14 / 1297126"/>
              <draw:equation draw:name="f23" draw:formula="?f15 / 2161877"/>
              <draw:equation draw:name="f24" draw:formula="?f16 / 1297126"/>
              <draw:equation draw:name="f25" draw:formula="?f17 / 2161877"/>
              <draw:equation draw:name="f26" draw:formula="?f18 / 2161877"/>
              <draw:equation draw:name="f27" draw:formula="?f19 / 1297126"/>
              <draw:equation draw:name="f28" draw:formula="?f20 / 129712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41855in" svg:y="3.93166in" svg:width="0.50122in" svg:height="0.58634in" draw:id="id78" draw:style-name="a466" draw:name="Freeform 6">
            <svg:title/>
            <svg:desc/>
            <text:p text:style-name="a465" text:class-names="" text:cond-style-name=""><text:span text:style-name="a464" text:class-names=""/></text:p>
            <draw:enhanced-geometry xmlns:dr3d="urn:oasis:names:tc:opendocument:xmlns:dr3d:1.0" draw:type="non-primitive" svg:viewBox="0 0 458317 536145" draw:enhanced-path="M ?f0 ?f3 L ?f4 ?f3 ?f4 ?f0 ?f1 ?f5 ?f4 ?f2 ?f4 ?f6 ?f0 ?f6 ?f0 ?f3 Z N" draw:text-areas="?f27 ?f29 ?f28 ?f30" draw:glue-points="?f31 ?f32 ?f33 ?f32 ?f33 ?f34 ?f35 ?f36 ?f33 ?f37 ?f33 ?f38 ?f31 ?f38 ?f31 ?f32" draw:glue-point-leaving-directions="-90, -90, -90, -90, -90, -90, -90, -90">
              <draw:equation draw:name="f0" draw:formula="0"/>
              <draw:equation draw:name="f1" draw:formula="458317"/>
              <draw:equation draw:name="f2" draw:formula="536145"/>
              <draw:equation draw:name="f3" draw:formula="107229"/>
              <draw:equation draw:name="f4" draw:formula="229159"/>
              <draw:equation draw:name="f5" draw:formula="268073"/>
              <draw:equation draw:name="f6" draw:formula="428916"/>
              <draw:equation draw:name="f7" draw:formula="?f2 - ?f0"/>
              <draw:equation draw:name="f8" draw:formula="?f1 - ?f0"/>
              <draw:equation draw:name="f9" draw:formula="?f8 / 458317"/>
              <draw:equation draw:name="f10" draw:formula="?f7 / 536145"/>
              <draw:equation draw:name="f11" draw:formula="0 * ?f8"/>
              <draw:equation draw:name="f12" draw:formula="107229 * ?f7"/>
              <draw:equation draw:name="f13" draw:formula="229159 * ?f8"/>
              <draw:equation draw:name="f14" draw:formula="0 * ?f7"/>
              <draw:equation draw:name="f15" draw:formula="458317 * ?f8"/>
              <draw:equation draw:name="f16" draw:formula="268073 * ?f7"/>
              <draw:equation draw:name="f17" draw:formula="536145 * ?f7"/>
              <draw:equation draw:name="f18" draw:formula="428916 * ?f7"/>
              <draw:equation draw:name="f19" draw:formula="?f11 / 458317"/>
              <draw:equation draw:name="f20" draw:formula="?f12 / 536145"/>
              <draw:equation draw:name="f21" draw:formula="?f13 / 458317"/>
              <draw:equation draw:name="f22" draw:formula="?f14 / 536145"/>
              <draw:equation draw:name="f23" draw:formula="?f15 / 458317"/>
              <draw:equation draw:name="f24" draw:formula="?f16 / 536145"/>
              <draw:equation draw:name="f25" draw:formula="?f17 / 536145"/>
              <draw:equation draw:name="f26" draw:formula="?f18 / 536145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svg:x="7.12783in" svg:y="3.51555in" svg:width="2.36426in" svg:height="1.41855in" draw:id="id79" draw:style-name="a471" draw:name="Freeform 7">
            <svg:title/>
            <svg:desc/>
            <text:p text:style-name="a468" text:class-names="" text:cond-style-name=""><text:span text:style-name="a467" text:class-names="">Санкция</text:span></text:p>
            <text:p text:style-name="a470" text:class-names="" text:cond-style-name=""><text:span text:style-name="a469" text:class-names="">Иначе……..</text:span></text:p>
            <draw:enhanced-geometry xmlns:dr3d="urn:oasis:names:tc:opendocument:xmlns:dr3d:1.0" draw:type="non-primitive" svg:viewBox="0 0 2161877 1297126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161877"/>
              <draw:equation draw:name="f2" draw:formula="1297126"/>
              <draw:equation draw:name="f3" draw:formula="129713"/>
              <draw:equation draw:name="f4" draw:formula="58074"/>
              <draw:equation draw:name="f5" draw:formula="2032164"/>
              <draw:equation draw:name="f6" draw:formula="2103803"/>
              <draw:equation draw:name="f7" draw:formula="1167413"/>
              <draw:equation draw:name="f8" draw:formula="1239052"/>
              <draw:equation draw:name="f9" draw:formula="?f2 - ?f0"/>
              <draw:equation draw:name="f10" draw:formula="?f1 - ?f0"/>
              <draw:equation draw:name="f11" draw:formula="?f10 / 2161877"/>
              <draw:equation draw:name="f12" draw:formula="?f9 / 1297126"/>
              <draw:equation draw:name="f13" draw:formula="0 * ?f10"/>
              <draw:equation draw:name="f14" draw:formula="129713 * ?f9"/>
              <draw:equation draw:name="f15" draw:formula="129713 * ?f10"/>
              <draw:equation draw:name="f16" draw:formula="0 * ?f9"/>
              <draw:equation draw:name="f17" draw:formula="2032164 * ?f10"/>
              <draw:equation draw:name="f18" draw:formula="2161877 * ?f10"/>
              <draw:equation draw:name="f19" draw:formula="1167413 * ?f9"/>
              <draw:equation draw:name="f20" draw:formula="1297126 * ?f9"/>
              <draw:equation draw:name="f21" draw:formula="?f13 / 2161877"/>
              <draw:equation draw:name="f22" draw:formula="?f14 / 1297126"/>
              <draw:equation draw:name="f23" draw:formula="?f15 / 2161877"/>
              <draw:equation draw:name="f24" draw:formula="?f16 / 1297126"/>
              <draw:equation draw:name="f25" draw:formula="?f17 / 2161877"/>
              <draw:equation draw:name="f26" draw:formula="?f18 / 2161877"/>
              <draw:equation draw:name="f27" draw:formula="?f19 / 1297126"/>
              <draw:equation draw:name="f28" draw:formula="?f20 / 129712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</draw:page>
      <draw:page draw:name="Slide9" draw:style-name="a472" draw:master-page-name="Master1-Layout2-obj-Title-and-Content" presentation:presentation-page-layout-name="Master1-PPL2" draw:id="Slide-264">
        <draw:frame draw:id="id80" presentation:style-name="a476" draw:name="Title 1" svg:x="0.5in" svg:y="0.30035in" svg:width="9in" svg:height="1.25in" presentation:class="title" presentation:placeholder="false">
          <draw:text-box>
            <text:p text:style-name="a475" text:class-names="" text:cond-style-name=""><text:span text:style-name="a473" text:class-names="">Структура на правната норма</text:span><text:span text:style-name="a474" text:class-names=""/></text:p>
          </draw:text-box>
          <svg:title/>
          <svg:desc/>
        </draw:frame>
        <draw:frame draw:id="id81" presentation:style-name="a554" draw:name="Content Placeholder 2" svg:x="0.5in" svg:y="1.75in" svg:width="9in" svg:height="4.94965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77" text:class-names="">Чл.12</text:span><text:span text:style-name="a478" text:class-names=""><text:s text:c="1"/>При<text:s text:c="1"/></text:span><text:span text:style-name="a479" text:class-names="">воденето</text:span><text:span text:style-name="a480" text:class-names=""><text:s text:c="1"/>на<text:s text:c="1"/></text:span><text:span text:style-name="a481" text:class-names="">преговори</text:span><text:span text:style-name="a482" text:class-names=""><text:s text:c="1"/>и<text:s text:c="1"/></text:span><text:span text:style-name="a483" text:class-names="">сключването</text:span><text:span text:style-name="a484" text:class-names=""><text:s text:c="1"/>на договори<text:s text:c="1"/></text:span><text:span text:style-name="a485" text:class-names="">страните</text:span><text:span text:style-name="a486" text:class-names=""><text:s text:c="1"/></text:span><text:span text:style-name="a487" text:class-names="">трябва</text:span><text:span text:style-name="a488" text:class-names=""><text:s text:c="1"/>да<text:s text:c="1"/></text:span><text:span text:style-name="a489" text:class-names="">действуват</text:span><text:span text:style-name="a490" text:class-names=""><text:s text:c="1"/></text:span><text:span text:style-name="a491" text:class-names="">добросъвестно</text:span><text:span text:style-name="a492" text:class-names="">. В противен случай те<text:s text:c="1"/></text:span><text:span text:style-name="a493" text:class-names="">дължат</text:span><text:span text:style-name="a494" text:class-names=""><text:s text:c="1"/></text:span><text:span text:style-name="a495" text:class-names="">обезщетение</text:span><text:span text:style-name="a496" text:class-names="">.</text:span></text:p>
              </text:list-item>
            </text:list>
            <text:list text:style-name="a517">
              <text:list-item>
                <text:p text:style-name="a516" text:class-names="" text:cond-style-name=""><text:span text:style-name="a499" text:class-names="">Чл. 55.<text:s text:c="1"/></text:span><text:span text:style-name="a500" text:class-names="">Който</text:span><text:span text:style-name="a501" text:class-names=""><text:s text:c="1"/>е получил<text:s text:c="1"/></text:span><text:span text:style-name="a502" text:class-names="">нещо</text:span><text:span text:style-name="a503" text:class-names=""><text:s text:c="1"/>без основание или с<text:s text:c="1"/></text:span><text:span text:style-name="a504" text:class-names="">оглед</text:span><text:span text:style-name="a505" text:class-names=""><text:s text:c="1"/>на<text:s text:c="1"/></text:span><text:span text:style-name="a506" text:class-names="">неосъществено</text:span><text:span text:style-name="a507" text:class-names=""><text:s text:c="1"/>или<text:s text:c="1"/></text:span><text:span text:style-name="a508" text:class-names="">отпаднало</text:span><text:span text:style-name="a509" text:class-names=""><text:s text:c="1"/>основание, е<text:s text:c="1"/></text:span><text:span text:style-name="a510" text:class-names="">длъжен</text:span><text:span text:style-name="a511" text:class-names=""><text:s text:c="1"/>да<text:s text:c="1"/></text:span><text:span text:style-name="a512" text:class-names="">го</text:span><text:span text:style-name="a513" text:class-names=""><text:s text:c="1"/></text:span><text:span text:style-name="a514" text:class-names="">върне</text:span><text:span text:style-name="a515" text:class-names="">.</text:span></text:p>
              </text:list-item>
            </text:list>
            <text:list text:style-name="a535">
              <text:list-item>
                <text:p text:style-name="a534" text:class-names="" text:cond-style-name=""><text:span text:style-name="a518" text:class-names="">Чл. 108. (1)<text:s text:c="1"/></text:span><text:span text:style-name="a519" text:class-names="">Лице,<text:s text:c="1"/></text:span><text:span text:style-name="a520" text:class-names="">което</text:span><text:span text:style-name="a521" text:class-names=""><text:s text:c="1"/>е<text:s text:c="1"/></text:span><text:span text:style-name="a522" text:class-names="">задължено</text:span><text:span text:style-name="a523" text:class-names=""><text:s text:c="1"/>и не се<text:s text:c="1"/></text:span><text:span text:style-name="a524" text:class-names="">регистрира</text:span><text:span text:style-name="a525" text:class-names=""><text:s text:c="1"/>по<text:s text:c="1"/></text:span><text:span text:style-name="a526" text:class-names="">този</text:span><text:span text:style-name="a527" text:class-names=""><text:s text:c="1"/>закон, се<text:s text:c="1"/></text:span><text:span text:style-name="a528" text:class-names="">наказва</text:span><text:span text:style-name="a529" text:class-names=""><text:s text:c="1"/>с<text:s text:c="1"/></text:span><text:span text:style-name="a530" text:class-names="">имуществена</text:span><text:span text:style-name="a531" text:class-names=""><text:s text:c="1"/>санкция в размер от 500 до 3000<text:s text:c="1"/></text:span><text:span text:style-name="a532" text:class-names="">лв</text:span><text:span text:style-name="a533" text:class-names="">.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6" draw:style-name="a555" draw:master-page-name="Master1-Layout2-obj-Title-and-Content" presentation:presentation-page-layout-name="Master1-PPL2" draw:id="Slide-261">
        <draw:frame draw:id="id82" presentation:style-name="a561" draw:name="Title 1" svg:x="0.5in" svg:y="0.30035in" svg:width="9in" svg:height="1.25in" presentation:class="title" presentation:placeholder="false">
          <draw:text-box>
            <text:p text:style-name="a560" text:class-names="" text:cond-style-name=""><text:span text:style-name="a556" text:class-names=""><text:line-break/><text:line-break/>ІІ.Видове правни норми</text:span><text:span text:style-name="a557" text:class-names=""><text:line-break/></text:span><text:span text:style-name="a558" text:class-names=""><text:line-break/></text:span><text:span text:style-name="a559" text:class-names=""/></text:p>
          </draw:text-box>
          <svg:title/>
          <svg:desc/>
        </draw:frame>
        <draw:frame draw:id="id83" presentation:style-name="a604" draw:name="Content Placeholder 2" svg:x="0.5in" svg:y="1.75in" svg:width="9in" svg:height="4.94965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2" text:class-names="">Според това<text:s text:c="1"/></text:span><text:span text:style-name="a563" text:class-names="">в коя основна структура на правото<text:s text:c="1"/></text:span><text:span text:style-name="a564" text:class-names="">се включват правните норми: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норми на частното и норми на публичното право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норми на материалното и норми на процесуалното право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норми на вътрешното и норми на международното право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  <text:list text:style-name="a584">
              <text:list-item>
                <text:p text:style-name="a583" text:class-names="" text:cond-style-name=""><text:span text:style-name="a579" text:class-names="">Според принадлежността на правните норми<text:s text:c="1"/></text:span><text:span text:style-name="a580" text:class-names="">към даден правен отрасъл</text:span><text:span text:style-name="a581" text:class-names="">:<text:s text:c="1"/></text:span><text:span text:style-name="a582" text:class-names="">гражданскоправни норми, административноправни норми, наказателноправни норми и т.н.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  <text:list text:style-name="a592">
              <text:list-item>
                <text:p text:style-name="a591" text:class-names="" text:cond-style-name=""><text:span text:style-name="a588" text:class-names="">Според<text:s text:c="1"/></text:span><text:span text:style-name="a589" text:class-names="">функцията на правото</text:span><text:span text:style-name="a590" text:class-names="">, която изпълняват:</text:span></text:p>
              </text:list-item>
            </text:list>
            <text:list text:style-name="a597">
              <text:list-item>
                <text:p text:style-name="a596" text:class-names="" text:cond-style-name=""><text:span text:style-name="a593" text:class-names="">р</text:span><text:span text:style-name="a594" text:class-names="">егулиращи</text:span><text:span text:style-name="a595" text:class-names=""><text:s text:c="1"/>– забраняващи, задължаващи,оправомощаващи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охраняващи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7" draw:style-name="a605" draw:master-page-name="Master1-Layout2-obj-Title-and-Content" presentation:presentation-page-layout-name="Master1-PPL2" draw:id="Slide-262">
        <draw:frame draw:id="id84" presentation:style-name="a611" draw:name="Title 1" svg:x="0.5in" svg:y="0.30035in" svg:width="9in" svg:height="1.25in" presentation:class="title" presentation:placeholder="false">
          <draw:text-box>
            <text:p text:style-name="a610" text:class-names="" text:cond-style-name=""><text:span text:style-name="a606" text:class-names=""><text:line-break/></text:span><text:span text:style-name="a607" text:class-names="">ІІ.Видове правни норми</text:span><text:span text:style-name="a608" text:class-names=""><text:line-break/></text:span><text:span text:style-name="a609" text:class-names=""/></text:p>
          </draw:text-box>
          <svg:title/>
          <svg:desc/>
        </draw:frame>
        <draw:frame draw:id="id85" presentation:style-name="a662" draw:name="Content Placeholder 2" svg:x="0.5in" svg:y="1.75in" svg:width="9in" svg:height="4.94965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2" text:class-names="">Според това<text:s text:c="1"/></text:span><text:span text:style-name="a613" text:class-names="">доколко се дава възможност на правните субекти<text:s text:c="1"/></text:span><text:span text:style-name="a614" text:class-names="">да се включат сами в правното регулиране:</text:span></text:p>
              </text:list-item>
            </text:list>
            <text:list text:style-name="a620">
              <text:list-item>
                <text:p text:style-name="a619" text:class-names="" text:cond-style-name=""><text:span text:style-name="a617" text:class-names="">императивни<text:s text:c="1"/></text:span><text:span text:style-name="a618" text:class-names=""/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диспозитивни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  <text:list text:style-name="a632">
              <text:list-item>
                <text:p text:style-name="a631" text:class-names="" text:cond-style-name=""><text:span text:style-name="a627" text:class-names="">Според<text:s text:c="1"/></text:span><text:span text:style-name="a628" text:class-names="">териториалния обхват<text:s text:c="1"/></text:span><text:span text:style-name="a629" text:class-names="">на действие:</text:span><text:span text:style-name="a630" text:class-names=""/></text:p>
              </text:list-item>
            </text:list>
            <text:list text:style-name="a637">
              <text:list-item>
                <text:p text:style-name="a636" text:class-names="" text:cond-style-name=""><text:span text:style-name="a633" text:class-names="">о</text:span><text:span text:style-name="a634" text:class-names="">бщи</text:span><text:span text:style-name="a635" text:class-names=""/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местни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  <text:list text:style-name="a649">
              <text:list-item>
                <text:p text:style-name="a648" text:class-names="" text:cond-style-name=""><text:span text:style-name="a644" text:class-names="">Според<text:s text:c="1"/></text:span><text:span text:style-name="a645" text:class-names="">времето на действие</text:span><text:span text:style-name="a646" text:class-names="">:</text:span><text:span text:style-name="a647" text:class-names=""/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общи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временни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8" draw:style-name="a663" draw:master-page-name="Master1-Layout2-obj-Title-and-Content" presentation:presentation-page-layout-name="Master1-PPL2" draw:id="Slide-263">
        <draw:frame draw:id="id86" presentation:style-name="a668" draw:name="Title 1" svg:x="0.5in" svg:y="0.30035in" svg:width="9in" svg:height="1.25in" presentation:class="title" presentation:placeholder="false">
          <draw:text-box>
            <text:p text:style-name="a667" text:class-names="" text:cond-style-name=""><text:span text:style-name="a664" text:class-names=""><text:line-break/>ІІІ.Тълкуване на правните норми</text:span><text:span text:style-name="a665" text:class-names=""><text:line-break/></text:span><text:span text:style-name="a666" text:class-names=""/></text:p>
          </draw:text-box>
          <svg:title/>
          <svg:desc/>
        </draw:frame>
        <draw:frame draw:id="id87" presentation:style-name="a715" draw:name="Content Placeholder 2" svg:x="0.5in" svg:y="1.75in" svg:width="9in" svg:height="4.94965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69" text:class-names="">Според субекта, който извършва<text:s text:c="1"/></text:span><text:span text:style-name="a670" text:class-names="">тълкуването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  <text:list text:style-name="a682">
              <text:list-item>
                <text:p text:style-name="a681" text:class-names="" text:cond-style-name=""><text:span text:style-name="a676" text:class-names="">официално</text:span><text:span text:style-name="a677" text:class-names=""><text:s text:c="1"/></text:span><text:span text:style-name="a678" text:class-names="">–<text:s text:c="1"/></text:span><text:span text:style-name="a679" text:class-names="">от оправомощен за това държавен орган:</text:span><text:span text:style-name="a680" text:class-names=""/></text:p>
              </text:list-item>
            </text:list>
            <text:list text:style-name="a688">
              <text:list-item>
                <text:p text:style-name="a687" text:class-names="" text:cond-style-name=""><text:span text:style-name="a683" text:class-names="">а</text:span><text:span text:style-name="a684" text:class-names="">втентично<text:s text:c="1"/></text:span><text:span text:style-name="a685" text:class-names="">– от органа, издал съответния нормативен акт</text:span><text:span text:style-name="a686" text:class-names=""/></text:p>
              </text:list-item>
            </text:list>
            <text:list text:style-name="a693">
              <text:list-item>
                <text:p text:style-name="a692" text:class-names="" text:cond-style-name=""><text:span text:style-name="a689" text:class-names="">легално<text:s text:c="1"/></text:span><text:span text:style-name="a690" text:class-names="">– от орган, изрично оправомощен да дава тълкуване</text:span><text:span text:style-name="a691" text:class-names=""/></text:p>
              </text:list-item>
            </text:list>
            <text:list text:style-name="a699">
              <text:list-item>
                <text:p text:style-name="a698" text:class-names="" text:cond-style-name=""><text:span text:style-name="a694" text:class-names="">с</text:span><text:span text:style-name="a695" text:class-names="">ъдебно</text:span><text:span text:style-name="a696" text:class-names=""><text:s text:c="1"/>– от правораздавателните органи</text:span><text:span text:style-name="a697" text:class-names=""/></text:p>
              </text:list-item>
            </text:list>
            <text:list text:style-name="a704">
              <text:list-item>
                <text:p text:style-name="a703" text:class-names="" text:cond-style-name=""><text:span text:style-name="a700" text:class-names="">а</text:span><text:span text:style-name="a701" text:class-names="">дминистративно<text:s text:c="1"/></text:span><text:span text:style-name="a702" text:class-names="">– от органи на изпълнителната власт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  <text:list text:style-name="a714">
              <text:list-item>
                <text:p text:style-name="a713" text:class-names="" text:cond-style-name=""><text:span text:style-name="a708" text:class-names="">н</text:span><text:span text:style-name="a709" text:class-names="">еофициално<text:s text:c="1"/></text:span><text:span text:style-name="a710" text:class-names="">- <text:s text:c="1"/></text:span><text:span text:style-name="a711" text:class-names="">научно тълкуване</text:span><text:span text:style-name="a712" text:class-names=""/></text:p>
              </text:list-item>
            </text:list>
          </draw:text-box>
          <svg:title/>
          <svg:desc/>
        </draw:frame>
      </draw:page>
      <draw:page draw:name="Slide10" draw:style-name="a716" draw:master-page-name="Master1-Layout2-obj-Title-and-Content" presentation:presentation-page-layout-name="Master1-PPL2" draw:id="Slide-265">
        <draw:frame draw:id="id88" presentation:style-name="a720" draw:name="Title 1" svg:x="0.5in" svg:y="0.30035in" svg:width="9in" svg:height="1.25in" presentation:class="title" presentation:placeholder="false">
          <draw:text-box>
            <text:p text:style-name="a719" text:class-names="" text:cond-style-name=""><text:span text:style-name="a717" text:class-names="">ІІІ.Тълкуване на правните норми</text:span><text:span text:style-name="a718" text:class-names=""/></text:p>
          </draw:text-box>
          <svg:title/>
          <svg:desc/>
        </draw:frame>
        <draw:frame draw:id="id89" presentation:style-name="a789" draw:name="Content Placeholder 2" svg:x="0.5in" svg:y="1.75in" svg:width="9in" svg:height="4.94965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1" text:class-names="">Според</text:span><text:span text:style-name="a722" text:class-names=""><text:s text:c="1"/></text:span><text:span text:style-name="a723" text:class-names="">използвания</text:span><text:span text:style-name="a724" text:class-names=""><text:s text:c="1"/>метод за<text:s text:c="1"/></text:span><text:span text:style-name="a725" text:class-names="">тълкуване</text:span><text:span text:style-name="a726" text:class-names=""/></text:p>
              </text:list-item>
            </text:list>
            <text:list text:style-name="a742">
              <text:list-item>
                <text:p text:style-name="a741" text:class-names="" text:cond-style-name=""><text:span text:style-name="a729" text:class-names="">е</text:span><text:span text:style-name="a730" text:class-names="">зиково</text:span><text:span text:style-name="a731" text:class-names=""><text:s text:c="1"/></text:span><text:span text:style-name="a732" text:class-names="">-<text:s text:c="1"/></text:span><text:span text:style-name="a733" text:class-names="">чрез<text:s text:c="1"/></text:span><text:span text:style-name="a734" text:class-names="">смисловото</text:span><text:span text:style-name="a735" text:class-names=""><text:s text:c="1"/></text:span><text:span text:style-name="a736" text:class-names="">съдържание</text:span><text:span text:style-name="a737" text:class-names=""><text:s text:c="1"/>на<text:s text:c="1"/></text:span><text:span text:style-name="a738" text:class-names="">думите</text:span><text:span text:style-name="a739" text:class-names=""><text:s text:c="1"/></text:span><text:span text:style-name="a740" text:class-names=""/></text:p>
              </text:list-item>
            </text:list>
            <text:list text:style-name="a759">
              <text:list-item>
                <text:p text:style-name="a758" text:class-names="" text:cond-style-name=""><text:span text:style-name="a743" text:class-names="">г</text:span><text:span text:style-name="a744" text:class-names="">раматическо</text:span><text:span text:style-name="a745" text:class-names=""><text:s text:c="1"/></text:span><text:span text:style-name="a746" text:class-names="">–<text:s text:c="1"/></text:span><text:span text:style-name="a747" text:class-names="">чрез<text:s text:c="1"/></text:span><text:span text:style-name="a748" text:class-names="">правилата</text:span><text:span text:style-name="a749" text:class-names=""><text:s text:c="1"/>на<text:s text:c="1"/></text:span><text:span text:style-name="a750" text:class-names="">граматиката</text:span><text:span text:style-name="a751" text:class-names=""><text:s text:c="1"/>– <text:s text:c="1"/></text:span><text:span text:style-name="a752" text:class-names="">препинателни</text:span><text:span text:style-name="a753" text:class-names=""><text:s text:c="1"/></text:span><text:span text:style-name="a754" text:class-names="">знаци</text:span><text:span text:style-name="a755" text:class-names="">,<text:s text:c="1"/></text:span><text:span text:style-name="a756" text:class-names="">съюзи</text:span><text:span text:style-name="a757" text:class-names=""/></text:p>
              </text:list-item>
            </text:list>
            <text:list text:style-name="a764">
              <text:list-item>
                <text:p text:style-name="a763" text:class-names="" text:cond-style-name=""><text:span text:style-name="a760" text:class-names="">л</text:span><text:span text:style-name="a761" text:class-names="">огическо</text:span><text:span text:style-name="a762" text:class-names="">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65" text:class-names="">Според</text:span><text:span text:style-name="a766" text:class-names=""><text:s text:c="1"/></text:span><text:span text:style-name="a767" text:class-names="">резултатите</text:span><text:span text:style-name="a768" text:class-names=""><text:s text:c="1"/>от<text:s text:c="1"/></text:span><text:span text:style-name="a769" text:class-names="">тълкуването</text:span><text:span text:style-name="a770" text:class-names=""/></text:p>
              </text:list-item>
            </text:list>
            <text:list text:style-name="a777">
              <text:list-item>
                <text:p text:style-name="a776" text:class-names="" text:cond-style-name=""><text:span text:style-name="a773" text:class-names="">б</text:span><text:span text:style-name="a774" text:class-names="">уквално</text:span><text:span text:style-name="a775" text:class-names="">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8" text:class-names="">разширително</text:span><text:span text:style-name="a779" text:class-names=""/></text:p>
              </text:list-item>
            </text:list>
            <text:list text:style-name="a785">
              <text:list-item>
                <text:p text:style-name="a784" text:class-names="" text:cond-style-name=""><text:span text:style-name="a782" text:class-names="">стеснително</text:span><text:span text:style-name="a783" text:class-names="">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43403in" fo:page-height="10.85764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9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8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9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1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47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6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2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4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6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1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7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19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5in" svg:y="6.95139in" svg:width="2.3333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8.1.2020 г.</text:date></text:span></text:p>
        </draw:text-box>
        <svg:title/>
        <svg:desc/>
      </draw:frame>
      <draw:frame draw:id="id3" presentation:style-name="a28" draw:name="Footer Placeholder 4" svg:x="3.41667in" svg:y="6.95139in" svg:width="3.16667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0.75in" svg:y="2.32986in" svg:width="8.5in" svg:height="1.60764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5in" svg:y="4.25in" svg:width="7in" svg:height="1.91667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5in" svg:y="6.95139in" svg:width="2.3333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8.1.2020 г.</text:date></text:span></text:p>
        </draw:text-box>
        <svg:title/>
        <svg:desc/>
      </draw:frame>
      <draw:frame draw:id="id8" presentation:style-name="a47" draw:name="Footer Placeholder 4" svg:x="3.41667in" svg:y="6.95139in" svg:width="3.16667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7.16667in" svg:y="6.95139in" svg:width="2.3333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5in" svg:y="0.30035in" svg:width="9in" svg:height="1.2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5in" svg:y="1.75in" svg:width="9in" svg:height="4.94965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5in" svg:y="6.95139in" svg:width="2.3333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8.1.2020 г.</text:date></text:span></text:p>
        </draw:text-box>
        <svg:title/>
        <svg:desc/>
      </draw:frame>
      <draw:frame draw:id="id13" presentation:style-name="a79" draw:name="Footer Placeholder 4" svg:x="3.41667in" svg:y="6.95139in" svg:width="3.16667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7.16667in" svg:y="6.95139in" svg:width="2.3333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78993in" svg:y="4.81944in" svg:width="8.5in" svg:height="1.48958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78993in" svg:y="3.17882in" svg:width="8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5in" svg:y="6.95139in" svg:width="2.3333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8.1.2020 г.</text:date></text:span></text:p>
        </draw:text-box>
        <svg:title/>
        <svg:desc/>
      </draw:frame>
      <draw:frame draw:id="id18" presentation:style-name="a98" draw:name="Footer Placeholder 4" svg:x="3.41667in" svg:y="6.95139in" svg:width="3.16667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7.16667in" svg:y="6.95139in" svg:width="2.3333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5in" svg:y="0.30035in" svg:width="9in" svg:height="1.2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5in" svg:y="1.75in" svg:width="4.41667in" svg:height="4.94965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5.08333in" svg:y="1.75in" svg:width="4.41667in" svg:height="4.94965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5in" svg:y="6.95139in" svg:width="2.3333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8.1.2020 г.</text:date></text:span></text:p>
        </draw:text-box>
        <svg:title/>
        <svg:desc/>
      </draw:frame>
      <draw:frame draw:id="id24" presentation:style-name="a147" draw:name="Footer Placeholder 5" svg:x="3.41667in" svg:y="6.95139in" svg:width="3.16667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7.16667in" svg:y="6.95139in" svg:width="2.3333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5in" svg:y="0.30035in" svg:width="9in" svg:height="1.2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5in" svg:y="1.67882in" svg:width="4.4184in" svg:height="0.69965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5in" svg:y="2.37847in" svg:width="4.4184in" svg:height="4.32118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5.07986in" svg:y="1.67882in" svg:width="4.42014in" svg:height="0.69965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5.07986in" svg:y="2.37847in" svg:width="4.42014in" svg:height="4.32118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5in" svg:y="6.95139in" svg:width="2.3333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8.1.2020 г.</text:date></text:span></text:p>
        </draw:text-box>
        <svg:title/>
        <svg:desc/>
      </draw:frame>
      <draw:frame draw:id="id32" presentation:style-name="a204" draw:name="Footer Placeholder 7" svg:x="3.41667in" svg:y="6.95139in" svg:width="3.16667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7.16667in" svg:y="6.95139in" svg:width="2.3333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5in" svg:y="0.30035in" svg:width="9in" svg:height="1.2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5in" svg:y="6.95139in" svg:width="2.3333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8.1.2020 г.</text:date></text:span></text:p>
        </draw:text-box>
        <svg:title/>
        <svg:desc/>
      </draw:frame>
      <draw:frame draw:id="id36" presentation:style-name="a219" draw:name="Footer Placeholder 3" svg:x="3.41667in" svg:y="6.95139in" svg:width="3.16667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7.16667in" svg:y="6.95139in" svg:width="2.3333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5in" svg:y="6.95139in" svg:width="2.3333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8.1.2020 г.</text:date></text:span></text:p>
        </draw:text-box>
        <svg:title/>
        <svg:desc/>
      </draw:frame>
      <draw:frame draw:id="id39" presentation:style-name="a230" draw:name="Footer Placeholder 2" svg:x="3.41667in" svg:y="6.95139in" svg:width="3.16667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7.16667in" svg:y="6.95139in" svg:width="2.3333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5in" svg:y="0.29861in" svg:width="3.28993in" svg:height="1.27083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3.90972in" svg:y="0.29861in" svg:width="5.59028in" svg:height="6.4010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5in" svg:y="1.56944in" svg:width="3.28993in" svg:height="5.13021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5in" svg:y="6.95139in" svg:width="2.3333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8.1.2020 г.</text:date></text:span></text:p>
        </draw:text-box>
        <svg:title/>
        <svg:desc/>
      </draw:frame>
      <draw:frame draw:id="id45" presentation:style-name="a266" draw:name="Footer Placeholder 5" svg:x="3.41667in" svg:y="6.95139in" svg:width="3.16667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7.16667in" svg:y="6.95139in" svg:width="2.3333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1.96007in" svg:y="5.25in" svg:width="6in" svg:height="0.61979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1.96007in" svg:y="0.67014in" svg:width="6in" svg:height="4.5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1.96007in" svg:y="5.86979in" svg:width="6in" svg:height="0.88021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5in" svg:y="6.95139in" svg:width="2.3333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8.1.2020 г.</text:date></text:span></text:p>
        </draw:text-box>
        <svg:title/>
        <svg:desc/>
      </draw:frame>
      <draw:frame draw:id="id51" presentation:style-name="a288" draw:name="Footer Placeholder 5" svg:x="3.41667in" svg:y="6.95139in" svg:width="3.16667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7.16667in" svg:y="6.95139in" svg:width="2.3333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5in" svg:y="0.30035in" svg:width="9in" svg:height="1.2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5in" svg:y="1.75in" svg:width="9in" svg:height="4.94965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5in" svg:y="6.95139in" svg:width="2.3333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8.1.2020 г.</text:date></text:span></text:p>
        </draw:text-box>
        <svg:title/>
        <svg:desc/>
      </draw:frame>
      <draw:frame draw:id="id56" presentation:style-name="a320" draw:name="Footer Placeholder 4" svg:x="3.41667in" svg:y="6.95139in" svg:width="3.16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7.16667in" svg:y="6.95139in" svg:width="2.3333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7.25in" svg:y="0.30035in" svg:width="2.25in" svg:height="6.39931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5in" svg:y="0.30035in" svg:width="6.58333in" svg:height="6.39931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5in" svg:y="6.95139in" svg:width="2.3333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8.1.2020 г.</text:date></text:span></text:p>
        </draw:text-box>
        <svg:title/>
        <svg:desc/>
      </draw:frame>
      <draw:frame draw:id="id61" presentation:style-name="a352" draw:name="Footer Placeholder 4" svg:x="3.41667in" svg:y="6.95139in" svg:width="3.16667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7.16667in" svg:y="6.95139in" svg:width="2.3333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  <style:handout-master style:page-layout-name="pageLayout3" draw:style-name="a356">
      <draw:frame draw:id="id63" presentation:style-name="a359" draw:name="Header Placeholder 1" svg:x="0in" svg:y="0in" svg:width="3.22141in" svg:height="0.54288in" presentation:class="head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64" presentation:style-name="a363" draw:name="Date Placeholder 2" svg:x="4.2109in" svg:y="0in" svg:width="3.22141in" svg:height="0.54288in" presentation:class="date-time" presentation:placeholder="false">
        <draw:text-box>
          <text:p text:style-name="a362" text:class-names="" text:cond-style-name=""><text:span text:style-name="a360" text:class-names=""><text:date text:fixed="false" style:data-style-name="a361">28.1.2020 г.</text:date></text:span></text:p>
        </draw:text-box>
        <svg:title/>
        <svg:desc/>
      </draw:frame>
      <draw:frame draw:id="id65" presentation:style-name="a366" draw:name="Footer Placeholder 3" svg:x="0in" svg:y="10.31287in" svg:width="3.22141in" svg:height="0.54288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66" presentation:style-name="a369" draw:name="Slide Number Placeholder 4" svg:x="4.2109in" svg:y="10.31287in" svg:width="3.22141in" svg:height="0.54288in" presentation:class="page-number" presentation:placeholder="false">
        <draw:text-box>
          <text:p text:style-name="a368" text:class-names="" text:cond-style-name=""><text:span text:style-name="a367" text:class-names=""><text:page-number style:num-format="1" text:fixed="false"/></text:span></text:p>
        </draw:text-box>
        <svg:title/>
        <svg:desc/>
      </draw:frame>
      <draw:page-thumbnail draw:page-number="1" svg:x="0.5191in" svg:y="1.13542in" svg:width="3.04861in" svg:height="2.28646in"/>
      <draw:page-thumbnail draw:page-number="2" svg:x="3.86458in" svg:y="1.13542in" svg:width="3.04861in" svg:height="2.28646in"/>
      <draw:page-thumbnail draw:page-number="3" svg:x="0.5191in" svg:y="4.28299in" svg:width="3.04861in" svg:height="2.28646in"/>
      <draw:page-thumbnail draw:page-number="4" svg:x="3.86458in" svg:y="4.28299in" svg:width="3.04861in" svg:height="2.28646in"/>
      <draw:page-thumbnail draw:page-number="5" svg:x="0.5191in" svg:y="7.43056in" svg:width="3.04861in" svg:height="2.28646in"/>
      <draw:page-thumbnail draw:page-number="6" svg:x="3.86458in" svg:y="7.43056in" svg:width="3.04861in" svg:height="2.28646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ЛЕКЦИЯ 2  ПРАВНИ НОРМИ</dc:title>
    <meta:initial-creator>Nevena Kaneva</meta:initial-creator>
    <dc:creator>Nevena Kaneva</dc:creator>
    <meta:creation-date>2014-12-29T12:31:19Z</meta:creation-date>
    <dc:date>2020-01-28T15:55:33Z</dc:date>
    <meta:print-date>2020-01-28T15:53:55Z</meta:print-date>
    <meta:template xlink:href="" xlink:type="simple"/>
    <meta:editing-cycles>2</meta:editing-cycles>
    <meta:editing-duration>PT3063S</meta:editing-duration>
    <meta:document-statistic meta:paragraph-count="75" meta:word-count="343"/>
  </office:meta>
</office:document-meta>
</file>